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d43e" officeooo:paragraph-rsid="002e2f8f"/>
    </style:style>
    <style:style style:name="P2" style:family="paragraph" style:parent-style-name="Standard">
      <style:text-properties officeooo:rsid="001e81b8" officeooo:paragraph-rsid="002e2f8f"/>
    </style:style>
    <style:style style:name="P3" style:family="paragraph" style:parent-style-name="Standard">
      <style:text-properties officeooo:rsid="003fc65a" officeooo:paragraph-rsid="003fc65a"/>
    </style:style>
    <style:style style:name="P4" style:family="paragraph" style:parent-style-name="Standard">
      <style:text-properties officeooo:rsid="003fc65a" officeooo:paragraph-rsid="002e2f8f"/>
    </style:style>
    <style:style style:name="P5" style:family="paragraph" style:parent-style-name="Preformatted_20_Text">
      <style:text-properties officeooo:paragraph-rsid="002e2f8f"/>
    </style:style>
    <style:style style:name="P6" style:family="paragraph" style:parent-style-name="Preformatted_20_Text">
      <style:text-properties officeooo:rsid="004e747d" officeooo:paragraph-rsid="004e747d"/>
    </style:style>
    <style:style style:name="P7" style:family="paragraph" style:parent-style-name="Preformatted_20_Text">
      <style:text-properties officeooo:rsid="0055e5b8" officeooo:paragraph-rsid="0055e5b8"/>
    </style:style>
    <style:style style:name="P8" style:family="paragraph" style:parent-style-name="Preformatted_20_Text">
      <style:text-properties officeooo:rsid="00568a9b" officeooo:paragraph-rsid="00568a9b"/>
    </style:style>
    <style:style style:name="P9" style:family="paragraph" style:parent-style-name="Preformatted_20_Text">
      <style:text-properties officeooo:rsid="005ba2b8" officeooo:paragraph-rsid="005ba2b8"/>
    </style:style>
    <style:style style:name="P10" style:family="paragraph" style:parent-style-name="Text_20_body">
      <style:text-properties officeooo:rsid="003e4fd6" officeooo:paragraph-rsid="00453166"/>
    </style:style>
    <style:style style:name="P11" style:family="paragraph" style:parent-style-name="Text_20_body">
      <style:text-properties officeooo:rsid="004bfe96" officeooo:paragraph-rsid="004bfe96"/>
    </style:style>
    <style:style style:name="P12" style:family="paragraph" style:parent-style-name="Text_20_body">
      <style:text-properties officeooo:rsid="004e747d" officeooo:paragraph-rsid="004e747d"/>
    </style:style>
    <style:style style:name="P13" style:family="paragraph" style:parent-style-name="Text_20_body">
      <style:text-properties officeooo:rsid="0050677b" officeooo:paragraph-rsid="0050677b"/>
    </style:style>
    <style:style style:name="P14" style:family="paragraph" style:parent-style-name="Text_20_body">
      <style:text-properties officeooo:rsid="00525c73" officeooo:paragraph-rsid="00525c73"/>
    </style:style>
    <style:style style:name="P15" style:family="paragraph" style:parent-style-name="Text_20_body">
      <style:text-properties officeooo:rsid="00544e63" officeooo:paragraph-rsid="00544e63"/>
    </style:style>
    <style:style style:name="P16" style:family="paragraph" style:parent-style-name="Text_20_body">
      <style:text-properties officeooo:rsid="0055a2c4" officeooo:paragraph-rsid="0055a2c4"/>
    </style:style>
    <style:style style:name="P17" style:family="paragraph" style:parent-style-name="Text_20_body">
      <style:text-properties officeooo:rsid="0055e5b8" officeooo:paragraph-rsid="0055e5b8"/>
    </style:style>
    <style:style style:name="P18" style:family="paragraph" style:parent-style-name="Text_20_body">
      <style:text-properties officeooo:rsid="005af5dc" officeooo:paragraph-rsid="005af5dc"/>
    </style:style>
    <style:style style:name="P19" style:family="paragraph" style:parent-style-name="Preformatted_20_Text" style:master-page-name="">
      <style:paragraph-properties fo:margin-left="0.5in" fo:margin-right="0in" fo:margin-top="0in" fo:margin-bottom="0in" style:contextual-spacing="false" fo:text-indent="0in" style:auto-text-indent="false" style:page-number="auto"/>
    </style:style>
    <style:style style:name="P20" style:family="paragraph" style:parent-style-name="Preformatted_20_Text">
      <style:paragraph-properties fo:margin-left="0.5in" fo:margin-right="0in" fo:margin-top="0in" fo:margin-bottom="0in" style:contextual-spacing="false" fo:text-indent="0in" style:auto-text-indent="false"/>
    </style:style>
    <style:style style:name="P21" style:family="paragraph" style:parent-style-name="Preformatted_20_Text">
      <style:paragraph-properties fo:margin-left="0.5in" fo:margin-right="0in" fo:margin-top="0in" fo:margin-bottom="0in" style:contextual-spacing="false" fo:text-indent="0in" style:auto-text-indent="false"/>
      <style:text-properties officeooo:rsid="0050677b" officeooo:paragraph-rsid="0050677b"/>
    </style:style>
    <style:style style:name="P22" style:family="paragraph" style:parent-style-name="Preformatted_20_Text">
      <style:paragraph-properties fo:margin-left="0.5in" fo:margin-right="0in" fo:margin-top="0in" fo:margin-bottom="0in" style:contextual-spacing="false" fo:text-indent="0in" style:auto-text-indent="false"/>
      <style:text-properties officeooo:rsid="0050677b" officeooo:paragraph-rsid="00525c73"/>
    </style:style>
    <style:style style:name="P23" style:family="paragraph" style:parent-style-name="Preformatted_20_Text">
      <style:paragraph-properties fo:margin-left="0.5in" fo:margin-right="0in" fo:margin-top="0in" fo:margin-bottom="0in" style:contextual-spacing="false" fo:text-indent="0in" style:auto-text-indent="false"/>
      <style:text-properties fo:font-weight="bold" officeooo:rsid="004e747d" officeooo:paragraph-rsid="004e747d" style:font-weight-asian="bold" style:font-weight-complex="bold"/>
    </style:style>
    <style:style style:name="P24" style:family="paragraph" style:parent-style-name="Preformatted_20_Text">
      <style:paragraph-properties fo:margin-left="0.5in" fo:margin-right="0in" fo:margin-top="0in" fo:margin-bottom="0in" style:contextual-spacing="false" fo:text-indent="0in" style:auto-text-indent="false"/>
      <style:text-properties fo:font-weight="bold" officeooo:rsid="004e747d" officeooo:paragraph-rsid="0050677b" style:font-weight-asian="bold" style:font-weight-complex="bold"/>
    </style:style>
    <style:style style:name="P25" style:family="paragraph" style:parent-style-name="Preformatted_20_Text">
      <style:paragraph-properties fo:margin-left="0.5in" fo:margin-right="0in" fo:margin-top="0in" fo:margin-bottom="0in" style:contextual-spacing="false" fo:text-indent="0in" style:auto-text-indent="false"/>
      <style:text-properties fo:font-weight="bold" officeooo:rsid="004e747d" officeooo:paragraph-rsid="00525c73" style:font-weight-asian="bold" style:font-weight-complex="bold"/>
    </style:style>
    <style:style style:name="P26" style:family="paragraph" style:parent-style-name="Preformatted_20_Text">
      <style:paragraph-properties fo:margin-left="0.5in" fo:margin-right="0in" fo:margin-top="0in" fo:margin-bottom="0in" style:contextual-spacing="false" fo:text-indent="0in" style:auto-text-indent="false"/>
      <style:text-properties fo:font-weight="bold" officeooo:rsid="004e747d" officeooo:paragraph-rsid="00544e63" style:font-weight-asian="bold" style:font-weight-complex="bold"/>
    </style:style>
    <style:style style:name="P27" style:family="paragraph" style:parent-style-name="Preformatted_20_Text">
      <style:paragraph-properties fo:margin-left="0.5in" fo:margin-right="0in" fo:margin-top="0in" fo:margin-bottom="0in" style:contextual-spacing="false" fo:text-indent="0in" style:auto-text-indent="false"/>
      <style:text-properties fo:font-weight="bold" officeooo:rsid="00544e63" officeooo:paragraph-rsid="00544e63" style:font-weight-asian="bold" style:font-weight-complex="bold"/>
    </style:style>
    <style:style style:name="P28" style:family="paragraph" style:parent-style-name="Preformatted_20_Text">
      <style:paragraph-properties fo:margin-left="0.5in" fo:margin-right="0in" fo:margin-top="0in" fo:margin-bottom="0in" style:contextual-spacing="false" fo:text-indent="0in" style:auto-text-indent="false"/>
      <style:text-properties officeooo:rsid="00525c73" officeooo:paragraph-rsid="00525c73"/>
    </style:style>
    <style:style style:name="P29" style:family="paragraph" style:parent-style-name="Preformatted_20_Text">
      <style:paragraph-properties fo:margin-left="0.5in" fo:margin-right="0in" fo:margin-top="0in" fo:margin-bottom="0in" style:contextual-spacing="false" fo:text-indent="0in" style:auto-text-indent="false"/>
      <style:text-properties fo:font-weight="normal" officeooo:rsid="0055a2c4" officeooo:paragraph-rsid="0055a2c4" style:font-weight-asian="normal" style:font-weight-complex="normal"/>
    </style:style>
    <style:style style:name="P30" style:family="paragraph" style:parent-style-name="Text_20_body" style:list-style-name="L1">
      <style:text-properties officeooo:rsid="005af5dc" officeooo:paragraph-rsid="005af5dc"/>
    </style:style>
    <style:style style:name="P31" style:family="paragraph" style:parent-style-name="Text_20_body">
      <style:text-properties officeooo:rsid="005ce9b9" officeooo:paragraph-rsid="005ce9b9"/>
    </style:style>
    <style:style style:name="P32" style:family="paragraph" style:parent-style-name="Heading_20_1">
      <style:text-properties officeooo:rsid="0059d4ca" officeooo:paragraph-rsid="0059d4ca"/>
    </style:style>
    <style:style style:name="P33" style:family="paragraph" style:parent-style-name="Heading_20_1">
      <style:text-properties officeooo:rsid="004e747d" officeooo:paragraph-rsid="004e747d"/>
    </style:style>
    <style:style style:name="P34" style:family="paragraph" style:parent-style-name="Heading_20_1" style:list-style-name=""/>
    <style:style style:name="P35" style:family="paragraph" style:parent-style-name="Heading_20_1" style:list-style-name="">
      <style:text-properties officeooo:rsid="002c57ea" officeooo:paragraph-rsid="002c57ea"/>
    </style:style>
    <style:style style:name="P36" style:family="paragraph" style:parent-style-name="Heading_20_1">
      <style:text-properties officeooo:rsid="002c57ea" officeooo:paragraph-rsid="002c57ea"/>
    </style:style>
    <style:style style:name="P37" style:family="paragraph" style:parent-style-name="Heading_20_1">
      <style:text-properties officeooo:rsid="005ce9b9" officeooo:paragraph-rsid="005ce9b9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/>
      <style:text-properties officeooo:rsid="0059d4ca" officeooo:paragraph-rsid="0059d4ca"/>
    </style:style>
    <style:style style:name="T1" style:family="text">
      <style:text-properties officeooo:rsid="00451e45"/>
    </style:style>
    <style:style style:name="T2" style:family="text">
      <style:text-properties officeooo:rsid="004bfe96"/>
    </style:style>
    <style:style style:name="T3" style:family="text">
      <style:text-properties officeooo:rsid="004e747d"/>
    </style:style>
    <style:style style:name="T4" style:family="text">
      <style:text-properties officeooo:rsid="0050677b"/>
    </style:style>
    <style:style style:name="T5" style:family="text">
      <style:text-properties officeooo:rsid="00525c73"/>
    </style:style>
    <style:style style:name="T6" style:family="text">
      <style:text-properties officeooo:rsid="00544e63"/>
    </style:style>
    <style:style style:name="T7" style:family="text">
      <style:text-properties officeooo:rsid="0055a2c4"/>
    </style:style>
    <style:style style:name="T8" style:family="text">
      <style:text-properties officeooo:rsid="0055e5b8"/>
    </style:style>
    <style:style style:name="T9" style:family="text">
      <style:text-properties officeooo:rsid="005766ac"/>
    </style:style>
    <style:style style:name="T10" style:family="text">
      <style:text-properties officeooo:rsid="005ba2b8"/>
    </style:style>
    <style:style style:name="T11" style:family="text">
      <style:text-properties officeooo:rsid="005ce9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CMPS 12M</text:h>
      <text:h text:style-name="Heading_20_5" text:outline-level="5">Introduction to Data Structures</text:h>
      <text:p text:style-name="Title">Lab Assignment <text:span text:style-name="T11">6</text:span></text:p>
      <text:h text:style-name="Heading_20_1" text:outline-level="1">Objective</text:h>
      <text:p text:style-name="P1">The purpose of this assignment is to <text:span text:style-name="T11">learn how to use a separate .h header file and .c implementation file to construct an abstract data type in C.</text:span></text:p>
      <text:h text:style-name="P32" text:outline-level="1">Overview</text:h>
      <text:p text:style-name="P10">You<text:span text:style-name="T2"> are given an incomplete implementation of a queue in C. Your task is to implement the functions so the program works correctly. Files for this lab can be found in:</text:span></text:p>
      <text:p text:style-name="Preformatted_20_Text">/afs/cats.ucsc.edu/users/r/nwhitehe/cmps12/lab<text:span text:style-name="T11">6/</text:span></text:p>
      <text:h text:style-name="P37" text:outline-level="1">Separate Compilation</text:h>
      <text:p text:style-name="P31">This lab will introduce you to header (.h) files, also known as #include files, which are C’s equivalent of interfaces, and implementation files (.c) which are C’s equivalent of implementation files. C has no keyword private, but its equivalent is to put hidden information only in implementation files.</text:p>
      <text:p text:style-name="P31">For your program you will use separate compilation to implement a simple queue of lines in C.</text:p>
      <text:h text:style-name="P37" text:outline-level="1">cbox</text:h>
      <text:p text:style-name="P31">Sample code has been provided in the cbox subdirectory. First, study the trivial cbox application which shows how to do separate compilation using header files and implementation files.</text:p>
      <text:p text:style-name="P31">Inspect the following files :</text:p>
      <text:p text:style-name="P31"><text:tab/>cbox.h<text:tab/><text:tab/>The interface to the cbox ADT showing the constructor, destructor, accessors, and mutators. In Java these would be the public functions.</text:p>
      <text:p text:style-name="P31"><text:tab/>cbox.c<text:tab/><text:tab/>The implemention of the ADT, showing the private functions and fields. Note that the struct fields are thus hidden from the client.</text:p>
      <text:p text:style-name="P31"><text:tab/>main.c<text:tab/><text:tab/>Shows how to create and access an ADT. The application itself is trivial.</text:p>
      <text:p text:style-name="P31"><text:tab/>Makefile<text:tab/>Builds each object (.o) file and then links them into an executable image. Note how it creates dependencies by calling gcc with the -MM flag.</text:p>
      <text:p text:style-name="P31">Try experimenting with “gcc -MM cbox.c” and “gcc -MM main.c”. This should give you an idea of how the option works.</text:p>
      <text:h text:style-name="P37" text:outline-level="1"><text:soft-page-break/>Queue</text:h>
      <text:p text:style-name="P31">The queue subdirectory provides a simple queueing application, where each line of the input is read into a queue. The queue is then printed and the program stops. The idea of a stub is introduced. Incomplete code is just represented by a print statement which must eventually be replaced by actual code. The following command will tell you where all of the stub calls are:</text:p>
      <text:p text:style-name="P31"><text:tab/>grep STUB *.[hc]</text:p>
      <text:p text:style-name="P31">You must implement queue_new, queue_insert, and queue_remove. Your implementation must be done via the several files, whose object modules are linked together into a single executable. Remove any complaints valgrind may have about memory access or memory leaks.</text:p>
      <text:h text:style-name="P36" text:outline-level="1">What to Turn In</text:h>
      <text:p text:style-name="P2">All files you turn in for every assignment and lab should begin with a comment block that includes your name, CruzID, class, date, filename, short description of the file's role in the assignment, and any special instructions related to the file. Also create a file called README. The README file should have the normal comment block, then list all the files being submitted (including itself) along with any special notes to the graders.<text:span text:style-name="T3"> If you do pair programming, both names and CruzIDs should appear as author and in the README file.</text:span></text:p>
      <text:p text:style-name="P2"/>
      <text:p text:style-name="P2">For this lab, submit the following files:</text:p>
      <text:p text:style-name="P2"/>
      <text:p text:style-name="Preformatted_20_Text"><text:tab/>README</text:p>
      <text:p text:style-name="P6"><text:tab/><text:span text:style-name="T11">MAKEFILE</text:span></text:p>
      <text:p text:style-name="P9"><text:tab/>Makefile</text:p>
      <text:p text:style-name="Preformatted_20_Text"><text:tab/><text:span text:style-name="T11">queue.c</text:span></text:p>
      <text:p text:style-name="Preformatted_20_Text"><text:tab/><text:span text:style-name="T11">queue.h</text:span></text:p>
      <text:p text:style-name="Preformatted_20_Text"><text:tab/><text:span text:style-name="T11">main.c</text:span></text:p>
      <text:p text:style-name="Preformatted_20_Text"/>
      <text:p text:style-name="P2">To submit, use the submit command.</text:p>
      <text:p text:style-name="P2"/>
      <text:p text:style-name="P5"><text:tab/>submit cmps12b-nojw.f14 lab<text:span text:style-name="T11">6</text:span> <text:span text:style-name="T10">...</text:span></text:p>
      <text:p text:style-name="P4"/>
      <text:p text:style-name="P3">Your makefile should have a default target that builds <text:span text:style-name="T1">an executable called "queue", along with phony targets "clean" that removes compiled object files, "spotless" that cleans up all built files, and "test" which runs the executable in valgri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Whitehead</meta:initial-creator>
    <meta:creation-date>2014-10-02T19:07:32.986172685</meta:creation-date>
    <dc:date>2014-11-17T20:11:56.581244286</dc:date>
    <dc:creator>Nathan Whitehead</dc:creator>
    <meta:editing-duration>PT23H9M19S</meta:editing-duration>
    <meta:editing-cycles>43</meta:editing-cycles>
    <meta:generator>LibreOffice/4.1.3.2$Linux_X86_64 LibreOffice_project/410m0$Build-2</meta:generator>
    <meta:document-statistic meta:table-count="0" meta:image-count="0" meta:object-count="0" meta:page-count="2" meta:paragraph-count="35" meta:word-count="541" meta:character-count="3331" meta:non-whitespace-character-count="2789"/>
  </office:meta>
</office:document-meta>
</file>